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Quotations">
      <style:paragraph-properties fo:margin-left="1.27cm" fo:margin-right="0cm" fo:text-indent="0cm" style:auto-text-indent="false"/>
    </style:style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 style:list-style-name="L2">
      <style:paragraph-properties fo:margin-top="0cm" fo:margin-bottom="0cm" loext:contextual-spacing="false"/>
    </style:style>
    <style:style style:name="P4" style:family="paragraph" style:parent-style-name="Text_20_body" style:list-style-name="L3">
      <style:paragraph-properties fo:margin-top="0cm" fo:margin-bottom="0cm" loext:contextual-spacing="false"/>
    </style:style>
    <style:style style:name="P5" style:family="paragraph" style:parent-style-name="Text_20_body" style:list-style-name="L4">
      <style:paragraph-properties fo:margin-top="0cm" fo:margin-bottom="0cm" loext:contextual-spacing="false"/>
    </style:style>
    <style:style style:name="P6" style:family="paragraph" style:parent-style-name="Text_20_body" style:list-style-name="L5">
      <style:paragraph-properties fo:margin-top="0cm" fo:margin-bottom="0cm" loext:contextual-spacing="false"/>
    </style:style>
    <style:style style:name="P7" style:family="paragraph" style:parent-style-name="Text_20_body" style:list-style-name="L6">
      <style:paragraph-properties fo:margin-top="0cm" fo:margin-bottom="0cm" loext:contextual-spacing="false"/>
    </style:style>
    <style:style style:name="P8" style:family="paragraph" style:parent-style-name="Text_20_body" style:list-style-name="L7">
      <style:paragraph-properties fo:margin-top="0cm" fo:margin-bottom="0cm" loext:contextual-spacing="false"/>
    </style:style>
    <style:style style:name="P9" style:family="paragraph" style:parent-style-name="Text_20_body" style:list-style-name="L8">
      <style:paragraph-properties fo:margin-top="0cm" fo:margin-bottom="0cm" loext:contextual-spacing="false"/>
    </style:style>
    <style:style style:name="P10" style:family="paragraph" style:parent-style-name="Text_20_body" style:list-style-name="L9">
      <style:paragraph-properties fo:margin-top="0cm" fo:margin-bottom="0cm" loext:contextual-spacing="false"/>
    </style:style>
    <style:style style:name="P11" style:family="paragraph" style:parent-style-name="Text_20_body" style:list-style-name="L10">
      <style:paragraph-properties fo:margin-top="0cm" fo:margin-bottom="0cm" loext:contextual-spacing="false"/>
    </style:style>
    <style:style style:name="P12" style:family="paragraph" style:parent-style-name="Text_20_body" style:list-style-name="L11">
      <style:paragraph-properties fo:margin-top="0cm" fo:margin-bottom="0cm" loext:contextual-spacing="false"/>
    </style:style>
    <style:style style:name="P13" style:family="paragraph" style:parent-style-name="Text_20_body" style:list-style-name="L12">
      <style:paragraph-properties fo:margin-top="0cm" fo:margin-bottom="0cm" loext:contextual-spacing="false"/>
    </style:style>
    <style:style style:name="P14" style:family="paragraph" style:parent-style-name="Text_20_body" style:list-style-name="L13">
      <style:paragraph-properties fo:margin-top="0cm" fo:margin-bottom="0cm" loext:contextual-spacing="false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officeooo:rsid="00178ad8" officeooo:paragraph-rsid="00178ad8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rrection du questionnaire page 27</text:h>
      <text:h text:style-name="Heading_20_2" text:outline-level="2">Arrivée en terre inconnue</text:h>
      <text:h text:style-name="Heading_20_3" text:outline-level="3">1.a) Les « grands bœufs » (1)</text:h>
      <text:list xml:id="list1522786134573788089" text:style-name="L2">
        <text:list-item>
          <text:p text:style-name="P3">Ces <text:span text:style-name="T1">« grands bœufs »</text:span> (l.6) décrits comme des animaux marins avec de longues dents, c-à-d des défenses d'ivoire, ce sont des <text:span text:style-name="T1">morses</text:span>.<text:line-break/></text:p>
        </text:list-item>
        <text:list-item>
          <text:p text:style-name="P3">Cf. Article "morse" de l'encyclopédie Wikipédia : <text:a xlink:type="simple" xlink:href="https://fr.m.wikipedia.org/wiki/Morse_(animal)" text:style-name="Internet_20_link" text:visited-style-name="Visited_20_Internet_20_Link"><text:span text:style-name="Definition">https://fr.m.wikipedia.org/wiki/Morse_(animal)</text:span></text:a></text:p>
        </text:list-item>
      </text:list>
      <text:h text:style-name="Heading_20_3" text:outline-level="3">1.b) Les « grands bœufs » (2)</text:h>
      <text:list xml:id="list2864796014696138966" text:style-name="L3">
        <text:list-item>
          <text:p text:style-name="P4">Si J. Cartier emploie cette <text:span text:style-name="T1">métaphore</text:span> pour désigner cet animal, c'est parce qu'il n'est pas encore connu des Européens.</text:p>
        </text:list-item>
        <text:list-item>
          <text:p text:style-name="P4">En effet, il faudra attendre, notamment en France, la publication de <text:span text:style-name="T1">L'Histoire naturelle</text:span>, ouvrage de Buffon, au XVIIIe siècle, pour voir populariser ce nom.</text:p>
        </text:list-item>
      </text:list>
      <text:h text:style-name="Heading_20_3" text:outline-level="3">2. L'appropriation du lieu (1)</text:h>
      <text:list xml:id="list7824157728348061761" text:style-name="L4">
        <text:list-item>
          <text:p text:style-name="P5">Comme l'équipage est chrétien, il se réfère au calendrier grégorien, comme l'évoque la fête de la Saint-Jean (l.1-2). C'est pourquoi il baptise, dans tous les sens du terme, la terre découverte du nom de ce saint.</text:p>
        </text:list-item>
        <text:list-item>
          <text:p text:style-name="P5">Comme cet équipage est aussi loyal envers son roi et l'amiral de sa flotte, on retrouve d'autres lieux qui sont nommés en hommage à des personnages prestigieux de la monarchie d'alors : l'amiral de Brion (l.10), le Dauphin (l.12).</text:p>
        </text:list-item>
      </text:list>
      <text:h text:style-name="Heading_20_3" text:outline-level="3">2. L'appropriation du lieu (2)</text:h>
      <text:list xml:id="list7478556238666860413" text:style-name="L5">
        <text:list-item>
          <text:p text:style-name="P6">Il est notable de constater que personne ne s'est alors demandé comment les peuples indigènes nommaient ces lieux.</text:p>
        </text:list-item>
      </text:list>
      <text:h text:style-name="Heading_20_2" text:outline-level="2">Une cérémonie lourde de sens</text:h>
      <text:h text:style-name="Heading_20_3" text:outline-level="3">3. Une empreinte religieuse et royale</text:h>
      <text:list xml:id="list6612929272593181729" text:style-name="L6">
        <text:list-item>
          <text:p text:style-name="P7">L'équipage a érigé une grande croix de <text:span text:style-name="T1">« trente pieds de haut »</text:span>, symbole <text:a xlink:type="simple" xlink:href="https://fr.wiktionary.org/wiki/ostentatoire" text:style-name="Internet_20_link" text:visited-style-name="Visited_20_Internet_20_Link"><text:span text:style-name="Definition">ostentatoire</text:span></text:a> de la religion chrétienne, mais ce symbole porte aussi l'empreinte de la royauté, comme en témoigne la présence des <text:span text:style-name="T1">« trois fleurs de lys »</text:span> (l.16) et de l'écriteau à la gloire du roi de France.</text:p>
        </text:list-item>
      </text:list>
      <text:h text:style-name="Heading_20_3" text:outline-level="3"><text:soft-page-break/>4. L'adoration de la croix</text:h>
      <text:list xml:id="list2826938826070845021" text:style-name="L7">
        <text:list-item>
          <text:p text:style-name="P8">En s'adonnant à l'adoration de la croix devant la population indigène, l'équipage pratique sa religion de manière ostensible et exerce donc une forme de <text:a xlink:type="simple" xlink:href="https://fr.wiktionary.org/wiki/prosélytisme" text:style-name="Internet_20_link" text:visited-style-name="Visited_20_Internet_20_Link"><text:span text:style-name="Definition">prosélytisme</text:span></text:a> auprès de ces populations.</text:p>
        </text:list-item>
      </text:list>
      <text:h text:style-name="Heading_20_3" text:outline-level="3">5.a) La réaction du chef indigène</text:h>
      <text:list xml:id="list8897939992668087061" text:style-name="L8">
        <text:list-item>
          <text:p text:style-name="P9">Ce chef indigène reproche aux explorateurs d'avoir érigé cette croix sans sa permission.</text:p>
        </text:list-item>
        <text:list-item>
          <text:p text:style-name="P9">Il leur rappelle aussi qu'il est déjà le propriétaire de cette terre.</text:p>
        </text:list-item>
      </text:list>
      <text:h text:style-name="Heading_20_3" text:outline-level="3">5.b) Une réaction légitime et motivée</text:h>
      <text:list xml:id="list3825170679484934823" text:style-name="L9">
        <text:list-item>
          <text:p text:style-name="P10">La réaction du chef indigène est légitime : l'équipage a manqué de civilité à son égard en abusant de son hospitalité pour tenter d'imposer sa religion.</text:p>
        </text:list-item>
        <text:list-item>
          <text:p text:style-name="P10">Et nul ne peut s'approprier une terre qui appartient à un autre peuple.</text:p>
        </text:list-item>
      </text:list>
      <text:h text:style-name="Heading_20_2" text:outline-level="2">Du récit de voyage au roman (texte 2)</text:h>
      <text:h text:style-name="Heading_20_3" text:outline-level="3">6.a) L'invitation de Cartier</text:h>
      <text:list xml:id="list7263949787130842783" text:style-name="L10">
        <text:list-item>
          <text:p text:style-name="P11">J. cartier propose alors au chef d'emmener ses fils pour un voyage en Europe. Mais dans quel but ?</text:p>
        </text:list-item>
      </text:list>
      <text:h text:style-name="Heading_20_3" text:outline-level="3">6.b) La ruse de Cartier</text:h>
      <text:list xml:id="list5089646471982858015" text:style-name="L11">
        <text:list-item>
          <text:p text:style-name="P12">Derrière l'invitation se dissimule un piège : en effet, le chef n'a pas compris que ses fils allaient servir d'otages ! Désormais, il ne pourra rien refuser au capitaine français.</text:p>
        </text:list-item>
      </text:list>
      <text:h text:style-name="Heading_20_3" text:outline-level="3">7. Des verbes de parole significatifs</text:h>
      <text:list xml:id="list1069510850021222005" text:style-name="L12">
        <text:list-item>
          <text:p text:style-name="P13">Ces verbes de parole sont aussi des actes : en effet, ils révèlent les intentions de Cartier, qui <text:span text:style-name="T1">« ment »</text:span> (l.5-6) ou son emprise sur la situation : il <text:span text:style-name="T1">« commande »</text:span> (l.8), voire il <text:span text:style-name="T1">« rugit »</text:span> (l.14), métaphore animale qui vise à souligner la puissance et la férocité du personnage : il semble alors devenu irrésistible.</text:p>
        </text:list-item>
      </text:list>
      <text:h text:style-name="Heading_20_3" text:outline-level="3">8. La naïveté des indigènes</text:h>
      <text:list xml:id="list7433971102193034617" text:style-name="L13">
        <text:list-item>
          <text:p text:style-name="P14">D'abord, le chef se montre ferme et résolu, puisqu'il parle <text:span text:style-name="T1">« d'un ton sec »</text:span> (l.1). Mais ensuite, ses fils et lui seront séduits par l'hospitalité intéressée du capitaine français, comme le suggère la <text:a xlink:type="simple" xlink:href="https://fr.wikipedia.org/wiki/Gradation" text:style-name="Internet_20_link" text:visited-style-name="Visited_20_Internet_20_Link"><text:span text:style-name="Definition">gradation</text:span></text:a> :</text:p>
        </text:list-item>
      </text:list>
      <text:p text:style-name="P1">« réjouis, aveuglés, trompés. »</text:p>
      <text:p text:style-name="First_20_paragraph">Et la naïveté des Indiens est alors soulignée par leur physionomie :</text:p>
      <text:p text:style-name="P1">« bouche bée » (l. 16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officeooo:rsid="00178ad8" officeooo:paragraph-rsid="00178ad8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Lecture – 5e<text:tab/>Découvrir et s'approprier : correction du questionnaire</text:p>
      </style:header>
      <style:footer>
        <text:p text:style-name="MP2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20-04-02T13:23:35.641651096</dc:date>
    <meta:editing-duration>PT2M57S</meta:editing-duration>
    <meta:editing-cycles>1</meta:editing-cycles>
    <meta:document-statistic meta:table-count="0" meta:image-count="0" meta:object-count="0" meta:page-count="2" meta:paragraph-count="38" meta:word-count="594" meta:character-count="3419" meta:non-whitespace-character-count="2877"/>
    <meta:generator>LibreOffice/5.2.7.2$Linux_ARM_EABI LibreOffice_project/20m0$Build-2</meta:generator>
  </office:meta>
</office:document-meta>
</file>